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BlockPool.CharBlockPool( DocumentsWriter doc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arBlockPool.next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BlockPoo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